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9" style:base-cell-address="IT1.I16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9" style:base-cell-address="IT1.I16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9" style:base-cell-address="IT1.I22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9" style:base-cell-address="IT1.I22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6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6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29.5" table:formula="of:=[.C3]-COM.MICROSOFT.SINGLE($$IT1H1)" table:style-name="ce11">
            <text:p>30</text:p>
          </table:table-cell>
          <table:table-cell office:value-type="float" office:value="29.5" table:formula="of:=[.D3]-COM.MICROSOFT.SINGLE($$IT2H1)" table:style-name="ce12">
            <text:p>30</text:p>
          </table:table-cell>
          <table:table-cell office:value-type="float" office:value="-10.5" table:formula="of:=[.E3]-COM.MICROSOFT.SINGLE($$IT3H1)" table:style-name="ce11">
            <text:p>-11</text:p>
          </table:table-cell>
          <table:table-cell office:value-type="float" office:value="-10.5" table:formula="of:=[.F3]-COM.MICROSOFT.SINGLE($$IT4H1)" table:style-name="ce13">
            <text:p>-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2" table:formula="of:=[.C6]-COM.MICROSOFT.SINGLE($$IT1H4)" table:style-name="ce16">
            <text:p>12</text:p>
          </table:table-cell>
          <table:table-cell office:value-type="float" office:value="12" table:formula="of:=[.D6]-COM.MICROSOFT.SINGLE($$IT2H4)" table:style-name="ce17">
            <text:p>12</text:p>
          </table:table-cell>
          <table:table-cell office:value-type="float" office:value="-13" table:formula="of:=[.E6]-COM.MICROSOFT.SINGLE($$IT3H4)" table:style-name="ce16">
            <text:p>-13</text:p>
          </table:table-cell>
          <table:table-cell office:value-type="float" office:value="-38" table:formula="of:=[.F6]-COM.MICROSOFT.SINGLE($$IT4H4)" table:style-name="ce18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517.5" table:formula="of:=SUM([.D3:.D15])" table:style-name="ce1">
            <text:p>517,5</text:p>
          </table:table-cell>
          <table:table-cell office:value-type="float" office:value="240.5" table:formula="of:=SUM([.E3:.E15])" table:style-name="ce1">
            <text:p>240,5</text:p>
          </table:table-cell>
          <table:table-cell office:value-type="float" office:value="-124.5" table:formula="of:=SUM([.F3:.F15])" table:style-name="ce1">
            <text:p>-124,5</text:p>
          </table:table-cell>
          <table:table-cell office:value-type="float" office:value="-449.5" table:formula="of:=SUM([.G3:.G15])" table:style-name="ce1">
            <text:p>-449,5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6">
            <text:p>18/02/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office:value-type="float" office:value="1.5" table:style-name="ce29">
            <text:p>1,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6">
            <text:p>19/02/2020</text:p>
          </table:table-cell>
          <table:table-cell office:value-type="float" office:value="1" table:style-name="ce57">
            <text:p>1</text:p>
          </table:table-cell>
          <table:table-cell office:value-type="float" office:value="20.571428571428573" table:formula="of:=[.$G$11]*(1-1/[.$I$14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6">
            <text:p>20/02/2020</text:p>
          </table:table-cell>
          <table:table-cell office:value-type="float" office:value="2" table:style-name="ce57">
            <text:p>2</text:p>
          </table:table-cell>
          <table:table-cell office:value-type="float" office:value="17.142857142857142" table:formula="of:=[.$G$11]*(1-1/[.$I$14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office:value-type="float" office:value="5" table:style-name="ce29">
            <text:p>5</text:p>
          </table:table-cell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6">
            <text:p>21/02/2020</text:p>
          </table:table-cell>
          <table:table-cell office:value-type="float" office:value="3" table:style-name="ce57">
            <text:p>3</text:p>
          </table:table-cell>
          <table:table-cell office:value-type="float" office:value="13.714285714285714" table:formula="of:=[.$G$11]*(1-1/[.$I$14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6">
            <text:p>22/02/2020</text:p>
          </table:table-cell>
          <table:table-cell office:value-type="float" office:value="4" table:style-name="ce57">
            <text:p>4</text:p>
          </table:table-cell>
          <table:table-cell office:value-type="float" office:value="10.285714285714286" table:formula="of:=[.$G$11]*(1-1/[.$I$14]*[.J10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,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0.5" table:formula="of:=SUM([.F4:.F10])" table:style-name="ce33">
            <text:p>10,5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6">
            <text:p>23/02/2020</text:p>
          </table:table-cell>
          <table:table-cell office:value-type="float" office:value="5" table:style-name="ce57">
            <text:p>5</text:p>
          </table:table-cell>
          <table:table-cell office:value-type="float" office:value="6.8571428571428594" table:formula="of:=[.$G$11]*(1-1/[.$I$14]*[.J11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,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6">
            <text:p>24/02/2020</text:p>
          </table:table-cell>
          <table:table-cell office:value-type="float" office:value="6" table:style-name="ce57">
            <text:p>6</text:p>
          </table:table-cell>
          <table:table-cell office:value-type="float" office:value="3.4285714285714297" table:formula="of:=[.$G$11]*(1-1/[.$I$14]*[.J12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,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6">
            <text:p>25/02/2020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2">
            <text:p>26/02/2020</text:p>
          </table:table-cell>
          <table:table-cell office:value-type="float" office:value="8" table:style-name="ce53">
            <text:p>8</text:p>
          </table:table-cell>
          <table:table-cell office:value-type="float" office:value="-3.428571428571427" table:formula="of:=[.$G$11]*(1-1/[.$I$14]*[.J16])" table:style-name="ce31">
            <text:p>-3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,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2">
            <text:p>27/02/2020</text:p>
          </table:table-cell>
          <table:table-cell office:value-type="float" office:value="9" table:style-name="ce53">
            <text:p>9</text:p>
          </table:table-cell>
          <table:table-cell office:value-type="float" office:value="-6.8571428571428541" table:formula="of:=[.$G$11]*(1-1/[.$I$14]*[.J17])" table:style-name="ce31">
            <text:p>-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,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2">
            <text:p>28/02/2020</text:p>
          </table:table-cell>
          <table:table-cell office:value-type="float" office:value="10" table:style-name="ce53">
            <text:p>10</text:p>
          </table:table-cell>
          <table:table-cell office:value-type="float" office:value="-10.285714285714281" table:formula="of:=[.$G$11]*(1-1/[.$I$14]*[.J18])" table:style-name="ce31">
            <text:p>-10,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,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2">
            <text:p>29/02/2020</text:p>
          </table:table-cell>
          <table:table-cell office:value-type="float" office:value="11" table:style-name="ce53">
            <text:p>11</text:p>
          </table:table-cell>
          <table:table-cell office:value-type="float" office:value="-13.714285714285714" table:formula="of:=[.$G$11]*(1-1/[.$I$14]*[.J19])" table:style-name="ce31">
            <text:p>-13,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,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4">
            <text:p>01/03/2020</text:p>
          </table:table-cell>
          <table:table-cell office:value-type="float" office:value="12" table:style-name="ce55">
            <text:p>12</text:p>
          </table:table-cell>
          <table:table-cell office:value-type="float" office:value="-17.142857142857139" table:formula="of:=[.$G$11]*(1-1/[.$I$14]*[.J22])" table:style-name="ce31">
            <text:p>-17,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,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4">
            <text:p>02/03/2020</text:p>
          </table:table-cell>
          <table:table-cell office:value-type="float" office:value="13" table:style-name="ce55">
            <text:p>13</text:p>
          </table:table-cell>
          <table:table-cell office:value-type="float" office:value="-20.571428571428569" table:formula="of:=[.$G$11]*(1-1/[.$I$14]*[.J23])" table:style-name="ce31">
            <text:p>-20,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,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4">
            <text:p>03/03/2020</text:p>
          </table:table-cell>
          <table:table-cell office:value-type="float" office:value="14" table:style-name="ce55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4">
            <text:p>04/03/2020</text:p>
          </table:table-cell>
          <table:table-cell office:value-type="float" office:value="15" table:style-name="ce55">
            <text:p>15</text:p>
          </table:table-cell>
          <table:table-cell office:value-type="float" office:value="-27.428571428571427" table:formula="of:=[.$G$11]*(1-1/[.$I$14]*[.J25])" table:style-name="ce31">
            <text:p>-27,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,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6377"/>
        </table:table-row>
        <table:table-row table:number-rows-repeated="11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48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/03/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/03/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/03/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/03/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/03/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/03/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/03/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/03/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/03/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/03/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/03/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/03/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/03/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/03/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/03/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/03/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destefani</meta:initial-creator>
    <dc:creator>Edgar Badalyan</dc:creator>
    <meta:creation-date>2018-01-29T13:27:33Z</meta:creation-date>
    <dc:date>2020-03-04T23:21:52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800787401575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